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Thread.SchedulerThread( TaskRunner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rThread.nextJob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rThread.isMember( Tas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Thread.enqueue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Thread.dequeue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Thread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Thread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rThread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dulerThread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dulerThread.clearTasks( final Class &lt; ? extends Task &gt; tas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